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Kannada" svg:font-family="'Lohit Kannada'" style:font-pitch="variable"/>
    <style:font-face style:name="Ubuntu1" svg:font-family="Ubuntu" style:font-pitch="variable"/>
    <style:font-face style:name="Ubuntu" svg:font-family="Ubuntu" style:font-adornments="Bold" style:font-pitch="variable"/>
    <style:font-face style:name="padmaa" svg:font-family="padm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shadow="none"/>
    </style:style>
    <style:style style:name="Tabla1.A" style:family="table-column">
      <style:table-column-properties style:column-width="15.69cm"/>
    </style:style>
    <style:style style:name="Tabla1.B" style:family="table-column">
      <style:table-column-properties style:column-width="1.323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1.928cm"/>
    </style:style>
    <style:style style:name="Tabla2.C" style:family="table-column">
      <style:table-column-properties style:column-width="9.419cm"/>
    </style:style>
    <style:style style:name="Tabla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80808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  <style:text-properties style:font-name="Ubuntu" fo:font-size="28pt" fo:font-weight="normal" officeooo:rsid="0014c373" officeooo:paragraph-rsid="0014c373" style:font-size-asian="24.5pt" style:font-weight-asian="normal" style:font-size-complex="28pt" style:font-weight-complex="normal"/>
    </style:style>
    <style:style style:name="P2" style:family="paragraph" style:parent-style-name="Standard">
      <style:text-properties style:font-name="Ubuntu" fo:font-size="16pt" officeooo:rsid="000a112d" officeooo:paragraph-rsid="000a112d" style:font-size-asian="16pt" style:font-size-complex="16pt"/>
    </style:style>
    <style:style style:name="P3" style:family="paragraph" style:parent-style-name="Standard">
      <style:text-properties style:font-name="Ubuntu" fo:font-size="16pt" fo:font-weight="normal" officeooo:rsid="000c0c8b" officeooo:paragraph-rsid="000c0c8b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Ubuntu" fo:font-size="16pt" fo:font-weight="normal" officeooo:rsid="000d8efa" officeooo:paragraph-rsid="000d8efa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Ubuntu" fo:font-size="16pt" fo:font-weight="normal" officeooo:rsid="000e8e56" officeooo:paragraph-rsid="000e8e56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text-properties style:font-name="Ubuntu" fo:font-size="16pt" fo:font-weight="normal" officeooo:rsid="000e8e56" officeooo:paragraph-rsid="000e8e56" style:font-size-asian="16pt" style:font-weight-asian="normal" style:font-size-complex="16pt" style:font-weight-complex="normal"/>
    </style:style>
    <style:style style:name="P7" style:family="paragraph" style:parent-style-name="Standard" style:list-style-name="L2">
      <style:text-properties style:font-name="Ubuntu" fo:font-size="16pt" fo:font-weight="normal" officeooo:rsid="00106cb9" officeooo:paragraph-rsid="00106cb9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Ubuntu" fo:font-size="16pt" fo:font-weight="normal" officeooo:rsid="00106cb9" officeooo:paragraph-rsid="00106cb9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Ubuntu" fo:font-size="16pt" fo:font-weight="normal" officeooo:rsid="001074b9" officeooo:paragraph-rsid="001074b9" style:font-size-asian="16pt" style:font-weight-asian="normal" style:font-size-complex="16pt" style:font-weight-complex="normal"/>
    </style:style>
    <style:style style:name="P10" style:family="paragraph" style:parent-style-name="Standard" style:list-style-name="L3">
      <style:text-properties style:font-name="Ubuntu" fo:font-size="16pt" fo:font-weight="normal" officeooo:rsid="001074b9" officeooo:paragraph-rsid="001074b9" style:font-size-asian="16pt" style:font-weight-asian="normal" style:font-size-complex="16pt" style:font-weight-complex="normal"/>
    </style:style>
    <style:style style:name="P11" style:family="paragraph" style:parent-style-name="Standard" style:list-style-name="L4">
      <style:text-properties style:font-name="Ubuntu" fo:font-size="16pt" fo:font-weight="normal" officeooo:rsid="0010fd68" officeooo:paragraph-rsid="0010fd68" style:font-size-asian="16pt" style:font-weight-asian="normal" style:font-size-complex="16pt" style:font-weight-complex="normal"/>
    </style:style>
    <style:style style:name="P12" style:family="paragraph" style:parent-style-name="Standard" style:list-style-name="L4">
      <style:text-properties style:font-name="Ubuntu" fo:font-size="16pt" fo:font-weight="normal" officeooo:rsid="0011b4a7" officeooo:paragraph-rsid="0011b4a7" style:font-size-asian="16pt" style:font-weight-asian="normal" style:font-size-complex="16pt" style:font-weight-complex="normal"/>
    </style:style>
    <style:style style:name="P13" style:family="paragraph" style:parent-style-name="Standard">
      <style:text-properties style:font-name="Ubuntu" fo:font-size="16pt" fo:font-weight="normal" officeooo:rsid="0011b4a7" officeooo:paragraph-rsid="0011b4a7" style:font-size-asian="16pt" style:font-weight-asian="normal" style:font-size-complex="16pt" style:font-weight-complex="normal"/>
    </style:style>
    <style:style style:name="P14" style:family="paragraph" style:parent-style-name="Standard" style:list-style-name="L5">
      <style:text-properties style:font-name="Ubuntu" fo:font-size="16pt" fo:font-weight="normal" officeooo:rsid="0011b4a7" officeooo:paragraph-rsid="0011b4a7" style:font-size-asian="16pt" style:font-weight-asian="normal" style:font-size-complex="16pt" style:font-weight-complex="normal"/>
    </style:style>
    <style:style style:name="P15" style:family="paragraph" style:parent-style-name="Standard" style:list-style-name="L4">
      <style:text-properties style:font-name="Ubuntu" fo:font-size="16pt" fo:font-weight="normal" officeooo:rsid="0012ae68" officeooo:paragraph-rsid="0012ae68" style:font-size-asian="16pt" style:font-weight-asian="normal" style:font-size-complex="16pt" style:font-weight-complex="normal"/>
    </style:style>
    <style:style style:name="P16" style:family="paragraph" style:parent-style-name="Standard" style:list-style-name="L6">
      <style:text-properties style:font-name="Ubuntu" fo:font-size="16pt" fo:font-weight="normal" officeooo:rsid="0012ae68" officeooo:paragraph-rsid="0012ae68" style:font-size-asian="16pt" style:font-weight-asian="normal" style:font-size-complex="16pt" style:font-weight-complex="normal"/>
    </style:style>
    <style:style style:name="P17" style:family="paragraph" style:parent-style-name="Standard" style:list-style-name="L6">
      <style:text-properties style:font-name="Ubuntu" fo:font-size="16pt" fo:font-weight="normal" officeooo:rsid="0013ede5" officeooo:paragraph-rsid="0013ede5" style:font-size-asian="16pt" style:font-weight-asian="normal" style:font-size-complex="16pt" style:font-weight-complex="normal"/>
    </style:style>
    <style:style style:name="P18" style:family="paragraph" style:parent-style-name="Standard">
      <style:text-properties style:font-name="Ubuntu" fo:font-size="16pt" fo:font-weight="normal" officeooo:rsid="0013ede5" officeooo:paragraph-rsid="0013ede5" style:font-size-asian="16pt" style:font-weight-asian="normal" style:font-size-complex="16pt" style:font-weight-complex="normal"/>
    </style:style>
    <style:style style:name="P19" style:family="paragraph" style:parent-style-name="Standard">
      <style:text-properties style:font-name="Ubuntu" fo:font-size="16pt" fo:font-weight="normal" officeooo:rsid="0014c373" officeooo:paragraph-rsid="0014c373" style:font-size-asian="16pt" style:font-weight-asian="normal" style:font-size-complex="16pt" style:font-weight-complex="normal"/>
    </style:style>
    <style:style style:name="P20" style:family="paragraph" style:parent-style-name="Standard" style:list-style-name="L7">
      <style:text-properties style:font-name="Ubuntu" fo:font-size="16pt" fo:font-weight="normal" officeooo:rsid="0014c373" officeooo:paragraph-rsid="0014c373" style:font-size-asian="16pt" style:font-weight-asian="normal" style:font-size-complex="16pt" style:font-weight-complex="normal"/>
    </style:style>
    <style:style style:name="P21" style:family="paragraph" style:parent-style-name="Standard" style:list-style-name="L7">
      <style:text-properties style:font-name="Ubuntu" fo:font-size="16pt" fo:font-weight="normal" officeooo:rsid="0014c373" officeooo:paragraph-rsid="00154f1c" style:font-size-asian="16pt" style:font-weight-asian="normal" style:font-size-complex="16pt" style:font-weight-complex="normal"/>
    </style:style>
    <style:style style:name="P22" style:family="paragraph" style:parent-style-name="Standard">
      <style:text-properties style:font-name="Ubuntu" fo:font-size="28pt" fo:font-weight="bold" officeooo:rsid="000c0c8b" officeooo:paragraph-rsid="000c0c8b" style:font-size-asian="24.5pt" style:font-weight-asian="bold" style:font-size-complex="28pt" style:font-weight-complex="bold"/>
    </style:style>
    <style:style style:name="P23" style:family="paragraph" style:parent-style-name="Standard">
      <style:text-properties style:font-name="Ubuntu" fo:font-size="28pt" fo:font-weight="normal" officeooo:rsid="0013ede5" officeooo:paragraph-rsid="0013ede5" style:font-size-asian="24.5pt" style:font-weight-asian="normal" style:font-size-complex="28pt" style:font-weight-complex="normal"/>
    </style:style>
    <style:style style:name="P24" style:family="paragraph" style:parent-style-name="Standard">
      <style:text-properties style:font-name="Ubuntu" fo:font-size="28pt" fo:font-weight="normal" officeooo:rsid="0014c373" officeooo:paragraph-rsid="0014c373" style:font-size-asian="24.5pt" style:font-weight-asian="normal" style:font-size-complex="28pt" style:font-weight-complex="normal"/>
    </style:style>
    <style:style style:name="P25" style:family="paragraph" style:parent-style-name="Standard">
      <style:text-properties style:font-name="Ubuntu" fo:font-size="18pt" fo:font-weight="normal" officeooo:rsid="0013ede5" officeooo:paragraph-rsid="0013ede5" style:font-size-asian="15.75pt" style:font-weight-asian="normal" style:font-size-complex="18pt" style:font-weight-complex="normal"/>
    </style:style>
    <style:style style:name="P26" style:family="paragraph" style:parent-style-name="Standard">
      <style:text-properties style:font-name="Ubuntu" fo:font-size="18pt" fo:font-weight="normal" officeooo:rsid="0014c373" officeooo:paragraph-rsid="0014c373" style:font-size-asian="15.75pt" style:font-weight-asian="normal" style:font-size-complex="18pt" style:font-weight-complex="normal"/>
    </style:style>
    <style:style style:name="P27" style:family="paragraph" style:parent-style-name="Standard">
      <style:paragraph-properties fo:margin-top="0.201cm" fo:margin-bottom="0.201cm" loext:contextual-spacing="false"/>
      <style:text-properties style:font-name="Ubuntu" fo:font-size="28pt" officeooo:rsid="000a112d" officeooo:paragraph-rsid="000a112d" style:font-size-asian="24.5pt" style:font-size-complex="28pt"/>
    </style:style>
    <style:style style:name="P28" style:family="paragraph" style:parent-style-name="Text_20_body">
      <style:text-properties style:font-name="Ubuntu" officeooo:rsid="0008c0b5" officeooo:paragraph-rsid="0008c0b5"/>
    </style:style>
    <style:style style:name="P29" style:family="paragraph" style:parent-style-name="Text_20_body">
      <style:paragraph-properties fo:text-align="center" style:justify-single-word="false"/>
      <style:text-properties style:font-name="Ubuntu" fo:font-size="18pt" officeooo:rsid="000a112d" officeooo:paragraph-rsid="000a112d" style:font-size-asian="18pt" style:font-size-complex="18pt"/>
    </style:style>
    <style:style style:name="P30" style:family="paragraph" style:parent-style-name="Text_20_body">
      <style:paragraph-properties fo:text-align="center" style:justify-single-word="false"/>
      <style:text-properties style:font-name="Ubuntu" fo:font-size="18pt" style:text-underline-style="none" fo:font-weight="bold" officeooo:rsid="0008c0b5" officeooo:paragraph-rsid="0008c0b5" style:font-size-asian="18pt" style:font-weight-asian="bold" style:font-size-complex="18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Ubuntu" fo:font-size="16pt" officeooo:rsid="000a112d" officeooo:paragraph-rsid="000a112d" style:font-size-asian="16pt" style:font-size-complex="16pt"/>
    </style:style>
    <style:style style:name="P32" style:family="paragraph" style:parent-style-name="Text_20_body">
      <style:text-properties officeooo:rsid="0008c0b5" officeooo:paragraph-rsid="0008c0b5"/>
    </style:style>
    <style:style style:name="P33" style:family="paragraph" style:parent-style-name="Text_20_body">
      <style:text-properties officeooo:paragraph-rsid="000a112d"/>
    </style:style>
    <style:style style:name="P34" style:family="paragraph" style:parent-style-name="Text_20_body">
      <style:paragraph-properties fo:margin-top="0cm" fo:margin-bottom="0.247cm" loext:contextual-spacing="false"/>
      <style:text-properties officeooo:paragraph-rsid="000a112d"/>
    </style:style>
    <style:style style:name="P35" style:family="paragraph" style:parent-style-name="Footer">
      <style:paragraph-properties fo:text-align="center" style:justify-single-word="false"/>
      <style:text-properties officeooo:paragraph-rsid="00154f1c"/>
    </style:style>
    <style:style style:name="P36" style:family="paragraph" style:parent-style-name="Heading_20_1">
      <style:paragraph-properties fo:break-before="page"/>
      <style:text-properties style:font-name="Ubuntu" fo:font-size="28pt" officeooo:rsid="000a112d" officeooo:paragraph-rsid="000a112d" style:font-size-asian="24.5pt" style:font-size-complex="28pt"/>
    </style:style>
    <style:style style:name="P37" style:family="paragraph" style:parent-style-name="Heading_20_1">
      <style:paragraph-properties fo:margin-top="0.222cm" fo:margin-bottom="0.011cm" loext:contextual-spacing="false" fo:break-before="page"/>
      <style:text-properties style:font-name="Ubuntu" fo:font-size="28pt" style:text-underline-style="none" officeooo:paragraph-rsid="000a112d" style:font-size-asian="28pt" style:font-size-complex="28pt"/>
    </style:style>
    <style:style style:name="P38" style:family="paragraph" style:parent-style-name="Title">
      <style:text-properties style:font-name="Ubuntu" officeooo:rsid="0008c0b5" officeooo:paragraph-rsid="0008c0b5"/>
    </style:style>
    <style:style style:name="P39" style:family="paragraph" style:parent-style-name="Title">
      <style:text-properties style:font-name="Ubuntu" fo:font-size="48pt" officeooo:rsid="0008c0b5" officeooo:paragraph-rsid="0008c0b5" style:font-size-asian="48pt" style:font-size-complex="48pt"/>
    </style:style>
    <style:style style:name="P40" style:family="paragraph" style:parent-style-name="Table_20_Contents">
      <style:paragraph-properties fo:text-align="center" style:justify-single-word="false"/>
      <style:text-properties style:font-name="Ubuntu" fo:font-size="15pt" officeooo:rsid="0013ede5" officeooo:paragraph-rsid="0013ede5" style:font-size-asian="15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style:font-name="Ubuntu" fo:font-size="15pt" officeooo:rsid="0014c373" officeooo:paragraph-rsid="0014c373" style:font-size-asian="15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fo:color="#ffffff" style:font-name="Ubuntu" fo:font-size="18pt" officeooo:rsid="0013ede5" officeooo:paragraph-rsid="0013ede5" style:font-size-asian="15.75pt" style:font-size-complex="18pt"/>
    </style:style>
    <style:style style:name="P43" style:family="paragraph" style:parent-style-name="Table_20_Contents">
      <style:text-properties style:font-name="Ubuntu1" fo:font-size="18pt" style:font-size-asian="18pt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style:font-name="Ubuntu1" fo:font-size="18pt" style:font-size-asian="18pt" style:font-size-complex="18pt"/>
    </style:style>
    <style:style style:name="P45" style:family="paragraph" style:parent-style-name="Table_20_Contents">
      <style:text-properties style:font-name="Ubuntu1" fo:font-size="22pt" officeooo:rsid="00154f1c" officeooo:paragraph-rsid="00154f1c" style:font-size-asian="22pt" style:font-size-complex="22pt"/>
    </style:style>
    <style:style style:name="P46" style:family="paragraph" style:parent-style-name="Table_20_Contents">
      <style:paragraph-properties fo:text-align="center" style:justify-single-word="false"/>
      <style:text-properties style:font-name="Ubuntu1" fo:font-size="22pt" officeooo:rsid="00154f1c" officeooo:paragraph-rsid="00154f1c" style:font-size-asian="22pt" style:font-size-complex="22pt"/>
    </style:style>
    <style:style style:name="P47" style:family="paragraph" style:parent-style-name="Table_20_Contents">
      <style:text-properties style:font-name="Ubuntu1" fo:font-size="22pt" officeooo:rsid="001611f8" officeooo:paragraph-rsid="001611f8" style:font-size-asian="22pt" style:font-size-complex="22pt"/>
    </style:style>
    <style:style style:name="P48" style:family="paragraph" style:parent-style-name="Table_20_Contents">
      <style:paragraph-properties fo:text-align="center" style:justify-single-word="false"/>
      <style:text-properties style:font-name="Ubuntu1" fo:font-size="22pt" officeooo:rsid="001611f8" officeooo:paragraph-rsid="001611f8" style:font-size-asian="22pt" style:font-size-complex="22pt"/>
    </style:style>
    <style:style style:name="P49" style:family="paragraph" style:parent-style-name="Subtitle">
      <style:text-properties officeooo:rsid="0008c0b5" officeooo:paragraph-rsid="0008c0b5"/>
    </style:style>
    <style:style style:name="P50" style:family="paragraph">
      <style:paragraph-properties fo:text-align="center"/>
      <style:text-properties style:font-name="Ubuntu1"/>
    </style:style>
    <style:style style:name="P51" style:family="paragraph">
      <loext:graphic-properties draw:fill-color="#ffffff"/>
      <style:paragraph-properties fo:text-align="center"/>
      <style:text-properties style:font-name="Ubuntu1" fo:font-size="18pt" style:font-size-asian="18pt" style:font-size-complex="18pt"/>
    </style:style>
    <style:style style:name="P52" style:family="paragraph">
      <style:paragraph-properties fo:text-align="center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style:paragraph-properties fo:text-align="center"/>
      <style:text-properties fo:font-size="13pt" style:font-size-asian="13pt" style:font-size-complex="13pt"/>
    </style:style>
    <style:style style:name="P55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60pt" style:text-underline-style="none" style:font-size-asian="60pt" style:font-size-complex="60pt"/>
    </style:style>
    <style:style style:name="T2" style:family="text">
      <style:text-properties style:font-name="Ubuntu" fo:font-size="28pt" officeooo:rsid="000a112d" style:font-size-asian="24.5pt" style:font-size-complex="28pt"/>
    </style:style>
    <style:style style:name="T3" style:family="text">
      <style:text-properties style:text-underline-style="none"/>
    </style:style>
    <style:style style:name="T4" style:family="text">
      <style:text-properties officeooo:rsid="000bf77d"/>
    </style:style>
    <style:style style:name="T5" style:family="text">
      <style:text-properties officeooo:rsid="000d8efa"/>
    </style:style>
    <style:style style:name="T6" style:family="text">
      <style:text-properties fo:font-style="italic" officeooo:rsid="000d8efa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d8efa" style:font-style-asian="normal" style:font-style-complex="normal"/>
    </style:style>
    <style:style style:name="T9" style:family="text">
      <style:text-properties fo:font-style="normal" officeooo:rsid="000e8e56" style:font-style-asian="normal" style:font-style-complex="normal"/>
    </style:style>
    <style:style style:name="T10" style:family="text">
      <style:text-properties fo:font-style="normal" officeooo:rsid="00106cb9" style:font-style-asian="normal" style:font-style-complex="normal"/>
    </style:style>
    <style:style style:name="T11" style:family="text">
      <style:text-properties fo:font-style="normal" officeooo:rsid="001074b9" style:font-style-asian="normal" style:font-style-complex="normal"/>
    </style:style>
    <style:style style:name="T12" style:family="text">
      <style:text-properties fo:font-style="normal" officeooo:rsid="0010fd68" style:font-style-asian="normal" style:font-style-complex="normal"/>
    </style:style>
    <style:style style:name="T13" style:family="text">
      <style:text-properties fo:font-style="normal" officeooo:rsid="0012ae68" style:font-style-asian="normal" style:font-style-complex="normal"/>
    </style:style>
    <style:style style:name="T14" style:family="text">
      <style:text-properties fo:font-style="normal" officeooo:rsid="00154f1c" style:font-style-asian="normal" style:font-style-complex="normal"/>
    </style:style>
    <style:style style:name="T15" style:family="text">
      <style:text-properties fo:font-style="normal" officeooo:rsid="001611f8" style:font-style-asian="normal" style:font-style-complex="normal"/>
    </style:style>
    <style:style style:name="T16" style:family="text">
      <style:text-properties officeooo:rsid="00154f1c"/>
    </style:style>
    <style:style style:name="T17" style:family="text">
      <style:text-properties fo:font-size="16pt" fo:font-style="normal" style:font-size-asian="16pt" style:font-style-asian="normal" style:font-size-complex="16pt" style:font-style-complex="normal"/>
    </style:style>
    <style:style style:name="T18" style:family="text">
      <style:text-properties fo:font-size="18pt" fo:font-style="normal" style:font-size-asian="15.75pt" style:font-style-asian="normal" style:font-size-complex="18pt" style:font-style-complex="normal"/>
    </style:style>
    <style:style style:name="T19" style:family="text">
      <style:text-properties style:font-name="Ubuntu1" fo:font-size="18pt" style:font-size-asian="18pt" style:font-size-complex="18pt"/>
    </style:style>
    <style:style style:name="T20" style:family="text">
      <style:text-properties style:text-position="33% 58%" style:font-name="Ubuntu1" fo:font-size="18pt" style:font-size-asian="18pt" style:font-size-complex="18pt"/>
    </style:style>
    <style:style style:name="T21" style:family="text">
      <style:text-properties style:text-position="0% 100%" style:font-name="Ubuntu1" fo:font-size="18pt" style:font-size-asian="18pt" style:font-size-complex="18pt"/>
    </style:style>
    <style:style style:name="T22" style:family="text">
      <style:text-properties style:text-position="0% 100%" style:font-name="Ubuntu1" fo:font-size="14pt" style:font-size-asian="14pt" style:font-size-complex="14pt"/>
    </style:style>
    <style:style style:name="T23" style:family="text">
      <style:text-properties style:font-name="Ubuntu1" fo:font-size="15pt" style:font-size-asian="15pt" style:font-size-complex="15pt"/>
    </style:style>
    <style:style style:name="T24" style:family="text">
      <style:text-properties style:font-name="Ubuntu1"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1.217cm" fo:min-width="14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.058cm" fo:min-width="16.5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9"><text:span text:style-name="T1">Proyecto</text:span> </text:p>
      <text:p text:style-name="P38">Redes de Computadoras</text:p>
      <text:p text:style-name="P28"/>
      <text:p text:style-name="P49">Mini-Cliente de Consultas <text:span text:style-name="T3">de</text:span> Servidores DN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Autores</text:p>
      <text:p text:style-name="P31">Agra Federico | 94186 <text:s text:c="4"/></text:p>
      <text:p text:style-name="P31">Loza Carlos | 94399</text:p>
      <text:p text:style-name="P29"/>
      <text:h text:style-name="P36" text:outline-level="1">Índice</text:h>
      <text:p text:style-name="P34"><text:span text:style-name="T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5">Descripción del Proyecto</text:p>
          </table:table-cell>
          <table:table-cell table:style-name="Tabla1.A1" office:value-type="string">
            <text:p text:style-name="P46">3</text:p>
          </table:table-cell>
        </table:table-row>
        <table:table-row>
          <table:table-cell table:style-name="Tabla1.A1" office:value-type="string">
            <text:p text:style-name="P45">Implementación de la Solución</text:p>
          </table:table-cell>
          <table:table-cell table:style-name="Tabla1.A1" office:value-type="string">
            <text:p text:style-name="P46">3</text:p>
          </table:table-cell>
        </table:table-row>
        <table:table-row>
          <table:table-cell table:style-name="Tabla1.A1" office:value-type="string">
            <text:p text:style-name="P47">Códigos de Retorno</text:p>
          </table:table-cell>
          <table:table-cell table:style-name="Tabla1.A1" office:value-type="string">
            <text:p text:style-name="P48">6</text:p>
          </table:table-cell>
        </table:table-row>
        <table:table-row>
          <table:table-cell table:style-name="Tabla1.A1" office:value-type="string">
            <text:p text:style-name="P47">Compilación del Programa</text:p>
          </table:table-cell>
          <table:table-cell table:style-name="Tabla1.A1" office:value-type="string">
            <text:p text:style-name="P48">6</text:p>
          </table:table-cell>
        </table:table-row>
        <table:table-row>
          <table:table-cell table:style-name="Tabla1.A1" office:value-type="string">
            <text:p text:style-name="P47">Ejecución del Programa</text:p>
          </table:table-cell>
          <table:table-cell table:style-name="Tabla1.A1" office:value-type="string">
            <text:p text:style-name="P48">7</text:p>
          </table:table-cell>
        </table:table-row>
      </table:table>
      <text:p text:style-name="P33"><text:span text:style-name="T2"/></text:p>
      <text:h text:style-name="P37" text:outline-level="1">Descripción del Proyecto</text:h>
      <text:p text:style-name="P27"/>
      <text:p text:style-name="P2">Empleando el lenguaje de programación C, se implementó un programa para el sistema operativo Linux, que se utilizará en consola, el cual realiza determinadas consultas a servidores DNS. <text:span text:style-name="T4">Tiene como propósito servir de herramienta de consulta y exploración de la jerarquía DNS.</text:span></text:p>
      <text:p text:style-name="P2"/>
      <text:p text:style-name="P2"/>
      <text:p text:style-name="P22"><text:span text:style-name="T5">Implementación</text:span> de la Solución</text:p>
      <text:p text:style-name="P22"/>
      <text:p text:style-name="P3"><text:span text:style-name="T5">El programa implementado, denominado </text:span><text:span text:style-name="T6">dnsquery.c</text:span><text:span text:style-name="T8">, es utilizaado mediante el Shell en una terminal. </text:span></text:p>
      <text:p text:style-name="P4"><text:span text:style-name="T7">El programa esta dividido en </text:span><text:span text:style-name="T9">dos módulos con una funcionalidad definida:</text:span></text:p>
      <text:p text:style-name="P4"><text:span text:style-name="T9"/></text:p>
      <text:p text:style-name="P5"><text:span text:style-name="T7">dnsquery.c</text:span></text:p>
      <text:p text:style-name="P5"><text:span text:style-name="T7"/></text:p>
      <text:p text:style-name="P5"><text:span text:style-name="T7">Este es el módulo principal del programa. Se encarga de recibir los argumentos pasados por consola, verificar la validez de los mismos y luego enviarlos al módulo de consultas según corresponda.</text:span></text:p>
      <text:p text:style-name="P5"><text:span text:style-name="T7"/></text:p>
      <text:p text:style-name="P5"><text:span text:style-name="T7">Este módulo consta de los siguientes métodos:</text:span></text:p>
      <text:list xml:id="list3810252926" text:style-name="L1">
        <text:list-item>
          <text:p text:style-name="P6"><text:span text:style-name="T7">void main(int argc, char* argv[])</text:span></text:p>
        </text:list-item>
      </text:list>
      <text:p text:style-name="P5"><text:span text:style-name="T7"><text:tab/>Es el método principal del módulo. Recibe como parámetro <text:tab/>los argumentos ingresados por consola y la cantidad de los <text:tab/>mismos. Invoca al método encargado de procesar los <text:tab/>parámetros. </text:span><text:span text:style-name="T10">Luego, comienza a delegar las consultas <text:tab/>pertinentes al módulo de consultas.</text:span></text:p>
      <text:list xml:id="list835925629" text:style-name="L2">
        <text:list-item>
          <text:p text:style-name="P7"><text:span text:style-name="T7">int desglosar(char* consul, char** salida)</text:span></text:p>
          <text:p text:style-name="P7"><text:span text:style-name="T7">Recibe como parámetro una cadena de caracteres y un arreglo de strings. Este último es completado con el desglose de la consulta ingresada, la cual es dividida en partes para </text:span><text:soft-page-break/><text:span text:style-name="T7">obtener las consultas parciales (Iterativa). Luego, retorna el tamaño del arreglo completo.</text:span></text:p>
        </text:list-item>
        <text:list-item>
          <text:p text:style-name="P7"><text:span text:style-name="T7">void obtenerHost(char* host_argumento)</text:span></text:p>
          <text:p text:style-name="P7"><text:span text:style-name="T7">Obtiene la dirección del host a consultar y setea la variable correspondiente.</text:span></text:p>
        </text:list-item>
        <text:list-item>
          <text:p text:style-name="P7"><text:span text:style-name="T7">void get_dns_default()</text:span></text:p>
          <text:p text:style-name="P7"><text:span text:style-name="T7">Obtiene del archivo resolv.conf de Linux el servidor DNS utilizado como defecto.</text:span></text:p>
        </text:list-item>
        <text:list-item>
          <text:p text:style-name="P7"><text:span text:style-name="T7">void ayuda(int completa)</text:span></text:p>
          <text:p text:style-name="P7"><text:span text:style-name="T7">Muesta un mensaje de ayuda por consola según el modo ingresado </text:span><text:span text:style-name="T11">se muestra una ayuda completa del modo de uso del programa o una ayuda parcial según los parámetros ingresados por consola.</text:span></text:p>
        </text:list-item>
      </text:list>
      <text:p text:style-name="P8"><text:span text:style-name="T11"/></text:p>
      <text:p text:style-name="P9"><text:span text:style-name="T7">consultar.c</text:span></text:p>
      <text:p text:style-name="P9"><text:span text:style-name="T7"/></text:p>
      <text:p text:style-name="P9"><text:span text:style-name="T7">Este módulo se encarga de definir las estructuras necesarias para realizar las consultas requeridas por el usuario. Esta tarea la lleva a cabo mediante la utilización de sockets, tanto para enviar solicitudes DNS como para recibir respuestas de los servidores correspondientes. Estas respuestas son filtradas según su tipo:</text:span></text:p>
      <text:list xml:id="list931335047" text:style-name="L3">
        <text:list-item>
          <text:p text:style-name="P10"><text:span text:style-name="T7">A: Consulta de resolución de nombre de dominio.</text:span></text:p>
        </text:list-item>
        <text:list-item>
          <text:p text:style-name="P10"><text:span text:style-name="T7">NS: Consulta sobre los servidores que contienen el dominio especificado.</text:span></text:p>
        </text:list-item>
        <text:list-item>
          <text:p text:style-name="P10"><text:span text:style-name="T7">MX: Consulta sobre el servidor a cargo del correo electrónico.</text:span></text:p>
        </text:list-item>
        <text:list-item>
          <text:p text:style-name="P10"><text:span text:style-name="T7">LOC: Consulta sobre la información de <text:s/>geo-localización del dominio.</text:span></text:p>
        </text:list-item>
      </text:list>
      <text:p text:style-name="P9"><text:span text:style-name="T7">También son filtradas respuestas de tipo CNAME y AAAA pero solo se informa que se recibió una respuesta de estos tipos en particular, pero ninguna información sobre ellos. </text:span><text:span text:style-name="T12">Para los tipos especificados se muestra la siguiente información:</text:span></text:p>
      <text:list xml:id="list483102791" text:style-name="L4">
        <text:list-item>
          <text:p text:style-name="P11"><text:span text:style-name="T7">Número de IPv4 del dominio (A).</text:span></text:p>
        </text:list-item>
        <text:list-item>
          <text:p text:style-name="P11"><text:span text:style-name="T7">Servidores contenedores del dominio (NS).</text:span></text:p>
        </text:list-item>
        <text:list-item>
          <text:p text:style-name="P12"><text:span text:style-name="T7">Nombre de dominio de los servidores a cargo de servicio de correo electrónico y su número de preferencia (MX).</text:span></text:p>
        </text:list-item>
        <text:list-item>
          <text:p text:style-name="P12"><text:span text:style-name="T7">Datos referidos a la geo-localización de un dominio, tales como tamaño, precisión horizontal y vertical, latitud y </text:span><text:soft-page-break/><text:span text:style-name="T7">longitud (mostrada en grados, minutos, segundos y cuadrante), así como también la altura (LOC).</text:span></text:p>
        </text:list-item>
      </text:list>
      <text:p text:style-name="P13"><text:span text:style-name="T7"/></text:p>
      <text:p text:style-name="P13"><text:span text:style-name="T7">Este módulo contiene los siguientes métodos:</text:span></text:p>
      <text:list xml:id="list3424354495" text:style-name="L5">
        <text:list-item>
          <text:p text:style-name="P14"><text:span text:style-name="T7">char* consultar(hots,dns,puerto,tipo,recursion,modoPrint)</text:span></text:p>
          <text:p text:style-name="P14"><text:span text:style-name="T7">Este método recibe los datos necesarios para realizar las consultas requeridas. Crea el socket para realizar el </text:span><text:span text:style-name="T13">envió</text:span><text:span text:style-name="T7"> y la recepción de mensajes DNS. Si se recibe una respuesta </text:span><text:span text:style-name="T13">procede a leer todas los mensajes recibidos, y muestra por consola la información correspondiente a cada respuesta y su tipo. Luego, retorna la dirección del servidor recibido como respuesta (puede ser una IPv4 (preferentemente) o un nombre de dominio).</text:span></text:p>
        </text:list-item>
      </text:list>
      <text:list xml:id="list62720738614474" text:continue-list="list483102791" text:style-name="L4">
        <text:list-item>
          <text:p text:style-name="P12"><text:span text:style-name="T7">unsigned int getLatLonAlt(unsigned int n_lla[])</text:span></text:p>
          <text:p text:style-name="P12"><text:span text:style-name="T7">Convierte un cuarteto de enteros (4 números Hexa en representación decimal) </text:span><text:span text:style-name="T13">ingresado por parámetro </text:span><text:span text:style-name="T7">a </text:span><text:span text:style-name="T13">su</text:span><text:span text:style-name="T7"> </text:span><text:span text:style-name="T13">representación</text:span><text:span text:style-name="T7"> decimal </text:span><text:span text:style-name="T13">completa</text:span><text:span text:style-name="T7">.</text:span></text:p>
        </text:list-item>
        <text:list-item>
          <text:p text:style-name="P15"><text:span text:style-name="T7">int convertirAMetros(int n_hex[])</text:span></text:p>
          <text:p text:style-name="P15"><text:span text:style-name="T7">Recibe una dupla de enteros y retorna los metros según la siguiente fórmula:</text:span></text:p>
          <text:p text:style-name="P15"><draw:custom-shape text:anchor-type="paragraph" draw:z-index="0" draw:name="Forma1" draw:style-name="gr1" draw:text-style-name="P51" svg:width="14.923cm" svg:height="1.218cm" svg:x="1.316cm" svg:y="0.485cm"><text:p text:style-name="P50"><text:span text:style-name="T19">( x * 10</text:span><text:span text:style-name="T20">y </text:span><text:span text:style-name="T21">) / 100</text:span><text:span text:style-name="T21"><text:tab/></text:span><text:span text:style-name="T22">;se divide para obtener en metros</text:span></text:p><draw:enhanced-geometry svg:viewBox="0 0 21600 21600" draw:type="rectangle" draw:enhanced-path="M 0 0 L 21600 0 21600 21600 0 21600 0 0 Z N"/></draw:custom-shape><text:span text:style-name="T7"/></text:p>
        </text:list-item>
      </text:list>
      <text:p text:style-name="P3"><text:span text:style-name="T8"/></text:p>
      <text:p text:style-name="P3"><text:span text:style-name="T8"/></text:p>
      <text:p text:style-name="P3"><text:span text:style-name="T8"><text:tab/></text:span><text:span text:style-name="T13">Donde x es la base e y la potencia de 10 a la cual se multiplica <text:tab/>la base.</text:span></text:p>
      <text:list xml:id="list2092225440" text:style-name="L6">
        <text:list-item>
          <text:p text:style-name="P16"><text:span text:style-name="T7">void pasarAHexa(int entero, int n_hex[])</text:span></text:p>
          <text:p text:style-name="P16"><text:span text:style-name="T7">Recibe un entero de dos dígitos el cual es pasado a hexadecimal y <text:s/>guarda una cifra en cada celda del arreglo recibido como parámetro.</text:span></text:p>
        </text:list-item>
        <text:list-item>
          <text:p text:style-name="P16"><text:span text:style-name="T7">void formatoDNS(unsigned char* dns,unsigned char* host)</text:span></text:p>
          <text:p text:style-name="P17"><text:span text:style-name="T7">Recibe una dirección del estilo nombre de dominio (ejemplo cs.uns.edu.ar) y la convierte al formatoDNS (ejemplo 3www2cs3uns3edu2ar0).</text:span></text:p>
        </text:list-item>
        <text:list-item>
          <text:p text:style-name="P17"><text:span text:style-name="T7">u_char* leerHost(unsigned char* _lec, char _buff[],int*_cont)</text:span></text:p>
          <text:p text:style-name="P17"><text:span text:style-name="T7">Lee los datos recibidos en las respuestas y los convierte en nombres de Host utilizables.</text:span></text:p>
        </text:list-item>
      </text:list>
      <text:p text:style-name="P18"><text:span text:style-name="T7"/></text:p>
      <text:p text:style-name="P18"><text:soft-page-break/><text:span text:style-name="T7">consultar.h</text:span></text:p>
      <text:p text:style-name="P18"><text:span text:style-name="T7"/></text:p>
      <text:p text:style-name="P18"><text:span text:style-name="T7">Se refiere a la interface del módulo secundario consultar.c, el cual es utilizado por el módulo principal del programa dnsquery.c.</text:span></text:p>
      <text:p text:style-name="P23"><text:span text:style-name="T17"/></text:p>
      <text:p text:style-name="P23"><text:span text:style-name="T7">Códigos de </text:span><text:span text:style-name="T15">Retorno</text:span></text:p>
      <text:p text:style-name="P23"><text:span text:style-name="T7"/></text:p>
      <text:p text:style-name="P18"><text:span text:style-name="T7">Los códigos de salida (retorno del programa) se clasifican de la siguiente manera:</text:span></text:p>
      <text:p text:style-name="P25"><text:span text:style-name="T7"/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2">Constante</text:p>
          </table:table-cell>
          <table:table-cell table:style-name="Tabla2.A1" office:value-type="string">
            <text:p text:style-name="P42">Valor</text:p>
          </table:table-cell>
          <table:table-cell table:style-name="Tabla2.C1" office:value-type="string">
            <text:p text:style-name="P42">Descripción</text:p>
          </table:table-cell>
        </table:table-row>
        <table:table-row>
          <table:table-cell table:style-name="Tabla2.A6" office:value-type="string">
            <text:p text:style-name="P40">EXIT_SUCCES</text:p>
          </table:table-cell>
          <table:table-cell table:style-name="Tabla2.B2" office:value-type="string">
            <text:p text:style-name="P40">0</text:p>
          </table:table-cell>
          <table:table-cell table:style-name="Tabla2.C2" office:value-type="string">
            <text:p text:style-name="P41">Finalización exitosa.</text:p>
          </table:table-cell>
        </table:table-row>
        <table:table-row>
          <table:table-cell table:style-name="Tabla2.A6" office:value-type="string">
            <text:p text:style-name="P40">ERR_PARAM</text:p>
          </table:table-cell>
          <table:table-cell table:style-name="Tabla2.B3" office:value-type="string">
            <text:p text:style-name="P40">1</text:p>
          </table:table-cell>
          <table:table-cell table:style-name="Tabla2.C3" office:value-type="string">
            <text:p text:style-name="P41">Error de parámetros.</text:p>
          </table:table-cell>
        </table:table-row>
        <table:table-row>
          <table:table-cell table:style-name="Tabla2.A6" office:value-type="string">
            <text:p text:style-name="P40">ERR_ENV</text:p>
          </table:table-cell>
          <table:table-cell table:style-name="Tabla2.B4" office:value-type="string">
            <text:p text:style-name="P40">2</text:p>
          </table:table-cell>
          <table:table-cell table:style-name="Tabla2.C4" office:value-type="string">
            <text:p text:style-name="P41">Error al enviar un mensaje (Socket).</text:p>
          </table:table-cell>
        </table:table-row>
        <table:table-row>
          <table:table-cell table:style-name="Tabla2.A6" office:value-type="string">
            <text:p text:style-name="P40">ERR_REC</text:p>
          </table:table-cell>
          <table:table-cell table:style-name="Tabla2.B5" office:value-type="string">
            <text:p text:style-name="P40">3</text:p>
          </table:table-cell>
          <table:table-cell table:style-name="Tabla2.C5" office:value-type="string">
            <text:p text:style-name="P41">Error al recibir un mensaje (Socket).</text:p>
          </table:table-cell>
        </table:table-row>
        <table:table-row>
          <table:table-cell table:style-name="Tabla2.A6" office:value-type="string">
            <text:p text:style-name="P40">ERR_SOCK_CREAT</text:p>
          </table:table-cell>
          <table:table-cell table:style-name="Tabla2.B6" office:value-type="string">
            <text:p text:style-name="P40">4</text:p>
          </table:table-cell>
          <table:table-cell table:style-name="Tabla2.C6" office:value-type="string">
            <text:p text:style-name="P41">Error al crear el socket.</text:p>
          </table:table-cell>
        </table:table-row>
      </table:table>
      <text:p text:style-name="P25"><text:span text:style-name="T7"/></text:p>
      <text:p text:style-name="P24"><text:span text:style-name="T7"/></text:p>
      <text:p text:style-name="P24"><text:span text:style-name="T7">Compilación del </text:span><text:span text:style-name="T15">Programa</text:span></text:p>
      <text:p text:style-name="P24"><text:span text:style-name="T7"/></text:p>
      <text:p text:style-name="P19"><text:span text:style-name="T7">Para compilar el programa se debe utilizar la siguiente linea de comando:</text:span></text:p>
      <text:p text:style-name="P26"><text:span text:style-name="T7"/></text:p>
      <text:p text:style-name="P26"><draw:custom-shape text:anchor-type="paragraph" draw:z-index="1" draw:name="Forma2" draw:style-name="gr2" draw:text-style-name="P53" svg:width="16.59cm" svg:height="1.059cm" svg:x="0.046cm" svg:y="0.305cm"><text:p text:style-name="P52"><text:span text:style-name="T23">$ gcc consultar.c consultar.h dnsquery.c -o dnsquery -lm</text:span></text:p><draw:enhanced-geometry svg:viewBox="0 0 21600 21600" draw:type="rectangle" draw:enhanced-path="M 0 0 L 21600 0 21600 21600 0 21600 0 0 Z N"/></draw:custom-shape><text:span text:style-name="T7"/></text:p>
      <text:p text:style-name="P26"><text:span text:style-name="T7"/></text:p>
      <text:p text:style-name="P26"><text:span text:style-name="T7"/></text:p>
      <text:p text:style-name="P19"><text:span text:style-name="T7">Se debe agregar el parametro -lm ya que se incluye la librería Math.h, la cual debe ser enlazada mediante este parámetro.</text:span></text:p>
      <text:p text:style-name="P26"><text:span text:style-name="T7"/></text:p>
      <text:p text:style-name="P24"><text:span text:style-name="T7"/></text:p>
      <text:p text:style-name="P1"><text:span text:style-name="T7">Ejecución del </text:span><text:span text:style-name="T15">Programa</text:span></text:p>
      <text:p text:style-name="P24"><text:span text:style-name="T7"/></text:p>
      <text:p text:style-name="P19"><text:span text:style-name="T7">Para su invocación se debe ejecutar un comando del estilo:</text:span></text:p>
      <text:p text:style-name="P26"><draw:custom-shape text:anchor-type="paragraph" draw:z-index="2" draw:name="Forma2" draw:style-name="gr2" draw:text-style-name="P55" svg:width="16.59cm" svg:height="1.059cm" svg:x="0.046cm" svg:y="0.506cm"><text:p text:style-name="P54"><text:span text:style-name="T24">$ dnsquery &lt;consulta&gt; [@&lt;servidor&gt;[:&lt;puerto&gt;]] [-a | -mx | -loc] [-r | -t] [-h]</text:span></text:p><draw:enhanced-geometry svg:viewBox="0 0 21600 21600" draw:type="rectangle" draw:enhanced-path="M 0 0 L 21600 0 21600 21600 0 21600 0 0 Z N"/></draw:custom-shape><text:span text:style-name="T7"/></text:p>
      <text:p text:style-name="P19"><text:span text:style-name="T18"/></text:p>
      <text:p text:style-name="P19"><text:span text:style-name="T18"/></text:p>
      <text:p text:style-name="P19"><text:span text:style-name="T7">Donde:</text:span></text:p>
      <text:list xml:id="list447995312" text:style-name="L7">
        <text:list-item>
          <text:p text:style-name="P20"><text:span text:style-name="T14">&lt;</text:span><text:span text:style-name="T7">consulta</text:span><text:span text:style-name="T14">&gt;: </text:span><text:span text:style-name="T7">Es la consulta (dirección IP o nombre de Host) que se desea resolver.</text:span></text:p>
        </text:list-item>
        <text:list-item>
          <text:p text:style-name="P20"><text:span text:style-name="T7"><text:s/></text:span><text:span text:style-name="T14">&lt;</text:span><text:span text:style-name="T7">@servidor</text:span><text:span text:style-name="T14">&gt;: </text:span><text:span text:style-name="T7">Servidor DNS con el que se </text:span><text:span text:style-name="T14">resolverá</text:span><text:span text:style-name="T7"> la consulta. Si no se determina se usa el servidor DNS por defecto.</text:span></text:p>
        </text:list-item>
        <text:list-item>
          <text:p text:style-name="P20"><text:span text:style-name="T7"><text:s/></text:span><text:span text:style-name="T14">&lt;</text:span><text:span text:style-name="T7">puerto</text:span><text:span text:style-name="T14">&gt;: </text:span><text:span text:style-name="T7">Puerto DNS con el cual el servidor que </text:span><text:span text:style-name="T14">resolverá</text:span><text:span text:style-name="T7"> la consulta esta ligado. Si no se determina se utiliza el puerto DNS </text:span><text:span text:style-name="T14">estándar</text:span><text:span text:style-name="T7"> (53). </text:span><text:span text:style-name="T14">Debe estar definido el servidor al cual se le realizará la consulta.</text:span></text:p>
        </text:list-item>
        <text:list-item>
          <text:p text:style-name="P21"><text:span text:style-name="T7"><text:s/></text:span><text:span text:style-name="T14">&lt;tipo&gt;</text:span></text:p>
          <text:list>
            <text:list-item>
              <text:p text:style-name="P21"><text:span text:style-name="T7">-a: Consulta de resolución de nombre.</text:span></text:p>
            </text:list-item>
            <text:list-item>
              <text:p text:style-name="P20"><text:span text:style-name="T7">-mx: </text:span><text:span text:style-name="T14">Servidor</text:span><text:span text:style-name="T7"> a cargo de la recepción de correo electrónico para el dominio indicado en la consulta.</text:span></text:p>
            </text:list-item>
            <text:list-item>
              <text:p text:style-name="P20"><text:span text:style-name="T7">-loc: Información relativa a la localización geográfica del dominio indicado en la consulta.</text:span></text:p>
            </text:list-item>
          </text:list>
        </text:list-item>
        <text:list-item>
          <text:p text:style-name="P21"><text:span text:style-name="T14">&lt;modo&gt;</text:span></text:p>
          <text:list>
            <text:list-item>
              <text:p text:style-name="P21"><text:span text:style-name="T7">-r: Consulta Recursiva.</text:span></text:p>
            </text:list-item>
            <text:list-item>
              <text:p text:style-name="P20"><text:span text:style-name="T7">-t: Consulta Iterativa.</text:span></text:p>
            </text:list-item>
          </text:list>
        </text:list-item>
        <text:list-item>
          <text:p text:style-name="P20"><text:span text:style-name="T7">-h: Muestra </text:span><text:span text:style-name="T14">una</text:span><text:span text:style-name="T7"> ayuda </text:span><text:span text:style-name="T14">para su correcta invocación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Kannada" svg:font-family="'Lohit Kannada'" style:font-pitch="variable"/>
    <style:font-face style:name="Ubuntu1" svg:font-family="Ubuntu" style:font-pitch="variable"/>
    <style:font-face style:name="Ubuntu" svg:font-family="Ubuntu" style:font-adornments="Bold" style:font-pitch="variable"/>
    <style:font-face style:name="padmaa" svg:font-family="padm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54f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3:47:03.351627188</meta:creation-date>
    <dc:date>2019-06-03T06:27:18.936981948</dc:date>
    <meta:editing-duration>PT11M49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7" meta:paragraph-count="101" meta:word-count="987" meta:character-count="6204" meta:non-whitespace-character-count="5339"/>
  </office:meta>
</office:document-meta>
</file>